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e953" officeooo:paragraph-rsid="0010e953"/>
    </style:style>
    <style:style style:name="P2" style:family="paragraph" style:parent-style-name="Standard">
      <style:paragraph-properties fo:text-align="center" style:justify-single-word="false"/>
      <style:text-properties officeooo:rsid="0010e953" officeooo:paragraph-rsid="0010e953"/>
    </style: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date style:data-style-name="N37" text:date-value="2020-03-03T18:13:10.723910881" text:fixed="true">03/03/20</text:date></text:p>
      <text:p text:style-name="Standard"/>
      <text:p text:style-name="P2">Death Please?</text:p>
      <text:p text:style-name="P2">by Kyle Eggleston</text:p>
      <text:p text:style-name="P2"/>
      <text:p text:style-name="P1"><text:tab/>Death. It’s an interesting word. It’s an interesting goal. I mean no one gets out of this life alive. So the endgame goal of this life is to die. Right? Some want it sooner than later, some want it right now. Or yesterday. Either way, they wish to die. There’s nothing wrong with wishing to die just as long as you don’t act on it...or so I’m told. I don’t know. Death would be nice right now. It would be a welcomed relief to this life, this agony and pain I feel at times. It just would be nice to be done with it all.</text:p>
      <text:p text:style-name="P1"><text:tab/>Instead, here I sit writing this. I don’t get to die. I don’t get to just leave this earth and see what else is out there. I have to suffer with this pain in my legs and hope for one day that the pain will be gone and I will be able to live as a spirit or something and not feel a thing. Yes, that would be nice. That’s the endgame goal I seek. Let it c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0" meta:object-count="0" meta:page-count="1" meta:paragraph-count="5" meta:word-count="189" meta:character-count="917" meta:non-whitespace-character-count="731"/>
  </office:meta>
</office:document-meta>
</file>